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bd47" officeooo:paragraph-rsid="0016bd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 of attack for Arduino: the introduction to the hardware world</text:p>
      <text:p text:style-name="P1">- [] Intro</text:p>
      <text:p text:style-name="P1">What is Arduino and its impact. Importance of arduino</text:p>
      <text:p text:style-name="P1">- [] Main </text:p>
      <text:p text:style-name="P1">When and who created arduino.</text:p>
      <text:p text:style-name="P1">Why it’s so widely used.</text:p>
      <text:p text:style-name="P1">Different tools that arduino introduces</text:p>
      <text:p text:style-name="P1">The wide ecosystem</text:p>
      <text:p text:style-name="P1">How it </text:p>
      <text:p text:style-name="P1">-[] Conclusion</text:p>
      <text:p text:style-name="P1">-[] Sources</text:p>
      <text:p text:style-name="P1"/>
      <text:p text:style-name="P1"/>
      <text:p text:style-name="P1">PWM signal – pulse width modulation signal</text:p>
      <text:p text:style-name="P1">GPIO pins - <text:line-break/>ADC -<text:line-break/>DAC -</text:p>
      <text:p text:style-name="P1">UART, I2C, SPI</text:p>
      <text:p text:style-name="P1">USB,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22:37:40.473042790</meta:creation-date>
    <dc:date>2024-10-03T00:19:23.563406143</dc:date>
    <meta:editing-duration>PT1H30M32S</meta:editing-duration>
    <meta:editing-cycles>1</meta:editing-cycles>
    <meta:document-statistic meta:table-count="0" meta:image-count="0" meta:object-count="0" meta:page-count="1" meta:paragraph-count="15" meta:word-count="67" meta:character-count="365" meta:non-whitespace-character-count="309"/>
    <meta:generator>LibreOffice/24.2.6.2$Linux_X86_64 LibreOffice_project/420$Build-2</meta:generator>
  </office:meta>
</office:document-meta>
</file>